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cy_5f_QUOD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cy_QUOD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cy_5f_QUODA_5f_2012.csv" style:display-name="PageStyle_Partnership_Maximising_efficiency_QUOD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